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03cm" draw:marker-start-width="0.25cm" draw:marker-end="Symmetric_20_Arrow" draw:marker-end-width="0.3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5cm" svg:stroke-color="#000000" draw:marker-start-width="0.28cm" draw:marker-end-width="0.28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marker-start="Triangle_20_unfilled" draw:marker-start-width="0.3cm" draw:marker-end="Triangle_20_unfilled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4cm"/>
    </style:style>
    <style:style style:name="gr10" style:family="graphic" style:parent-style-name="objectwithoutfill">
      <style:graphic-properties draw:stroke="dash" draw:stroke-dash="Ultrafine_20_Dashed" svg:stroke-width="0.03cm" draw:marker-start-width="0.25cm" draw:marker-end="Arrow" draw:marker-end-width="0.35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ヒラギノ角ゴ Pro W3'" style:font-pitch="variable" fo:font-size="6pt" style:font-family-asian="'ヒラギノ角ゴ Pro W3'" style:font-pitch-asian="variable" style:font-size-asian="6pt" style:font-weight-asian="250" style:font-size-complex="6pt"/>
    </style:style>
    <style:style style:name="P2" style:family="paragraph">
      <style:paragraph-properties fo:text-align="start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paragraph-properties fo:text-align="center"/>
      <style:text-properties fo:font-family="'ヒラギノ角ゴ Pro W3'" style:font-pitch="variable" fo:font-size="6pt" style:font-family-asian="'ヒラギノ角ゴ Pro W3'" style:font-pitch-asian="variable" style:font-size-asian="6pt" style:font-size-complex="6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text-properties fo:color="#4c4c4c" fo:font-family="'ヒラギノ角ゴ Pro W6'" style:font-pitch="variable" fo:font-size="10pt" style:font-family-asian="'ヒラギノ角ゴ Pro W6'" style:font-pitch-asian="variable" style:font-size-asian="10pt" style:font-size-complex="1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family="'ヒラギノ角ゴ Pro W3'" style:font-pitch="variable" fo:font-size="6pt" style:font-family-asian="'ヒラギノ角ゴ Pro W3'" style:font-pitch-asian="variable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4c4c4c" fo:font-family="'ヒラギノ角ゴ Pro W6'" style:font-pitch="variable" style:font-family-asian="'ヒラギノ角ゴ Pro W6'" style:font-pitch-asian="variable"/>
    </style:style>
    <style:style style:name="T5" style:family="text">
      <style:text-properties fo:color="#4c4c4c" fo:font-family="'ヒラギノ角ゴ Pro W6'" style:font-pitch="variable" fo:font-size="10pt" fo:font-weight="600" style:font-family-asian="'ヒラギノ角ゴ Pro W6'" style:font-pitch-asian="variable" style:font-size-asian="10pt" style:font-weight-asian="600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.5cm" svg:height="0.7cm" svg:x="3.8cm" svg:y="2.4cm">
          <text:p text:style-name="P1">MicroUSB<text:line-break/>メス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1.5cm" svg:height="0.7cm" svg:x="0.8cm" svg:y="2.4cm">
          <text:p text:style-name="P1">給電元</text:p>
          <draw:enhanced-geometry svg:viewBox="0 0 21600 21600" draw:mirror-vertical="false" draw:type="rectangle" draw:enhanced-path="M 0 0 L 21600 0 21600 21600 0 21600 0 0 Z N"/>
        </draw:custom-shape>
        <draw:connector draw:style-name="gr2" draw:text-style-name="P2" draw:layer="layout" svg:x1="2.3cm" svg:y1="2.75cm" svg:x2="3.8cm" svg:y2="2.75cm" draw:start-shape="id1" draw:start-glue-point="1" draw:end-shape="id2" draw:end-glue-point="3" svg:d="m2300 2750h1500">
          <text:p text:style-name="P2"><text:span text:style-name="T1">USB</text:span></text:p>
          <text:p text:style-name="P2"><text:span text:style-name="T1">Cable</text:span></text:p>
        </draw:connector>
        <draw:connector draw:style-name="gr3" draw:text-style-name="P3" draw:layer="layout" svg:x1="5.3cm" svg:y1="2.75cm" svg:x2="8.6cm" svg:y2="2.75cm" draw:start-shape="id2" draw:start-glue-point="1" draw:end-shape="id3" draw:end-glue-point="6" svg:d="m5300 2750h3300">
          <text:p/>
        </draw:connector>
        <draw:custom-shape draw:style-name="gr1" draw:text-style-name="P1" xml:id="id13" draw:id="id13" draw:layer="layout" svg:width="1.9cm" svg:height="0.7cm" svg:x="10cm" svg:y="5.6cm">
          <text:p text:style-name="P1">単3 or 単4<text:line-break/>電池 x2</text:p>
          <draw:enhanced-geometry svg:viewBox="0 0 21600 21600" draw:mirror-vertical="false" draw:type="rectangle" draw:enhanced-path="M 0 0 L 21600 0 21600 21600 0 21600 0 0 Z N"/>
        </draw:custom-shape>
        <draw:connector draw:style-name="gr3" draw:text-style-name="P3" draw:layer="layout" svg:x1="6.55cm" svg:y1="4.4cm" svg:x2="8cm" svg:y2="3.95cm" draw:start-shape="id4" draw:start-glue-point="0" draw:end-shape="id5" draw:end-glue-point="3" svg:d="m6550 4400v-450h1450">
          <text:p/>
        </draw:connector>
        <draw:custom-shape draw:style-name="gr1" draw:text-style-name="P1" xml:id="id4" draw:id="id4" draw:layer="layout" svg:width="1.5cm" svg:height="0.7cm" svg:x="5.8cm" svg:y="4.4cm">
          <text:p text:style-name="P1">MicroUSB<text:line-break/>メス</text:p>
          <draw:enhanced-geometry svg:viewBox="0 0 21600 21600" draw:mirror-vertical="false" draw:type="rectangle" draw:enhanced-path="M 0 0 L 21600 0 21600 21600 0 21600 0 0 Z N"/>
        </draw:custom-shape>
        <draw:connector draw:style-name="gr3" draw:text-style-name="P3" draw:layer="layout" svg:x1="6.55cm" svg:y1="6.7cm" svg:x2="6.55cm" svg:y2="5.1cm" draw:start-shape="id6" draw:start-glue-point="0" draw:end-shape="id4" draw:end-glue-point="2" svg:d="m6550 6700v-1600">
          <text:p/>
        </draw:connector>
        <draw:connector draw:style-name="gr3" draw:text-style-name="P3" draw:layer="layout" svg:x1="8.75cm" svg:y1="2.9cm" svg:x2="8.75cm" svg:y2="3.6cm" draw:start-shape="id3" draw:start-glue-point="8" draw:end-shape="id5" draw:end-glue-point="0" svg:d="m8750 2900v700">
          <text:p/>
        </draw:connector>
        <draw:custom-shape draw:style-name="gr4" draw:text-style-name="P4" xml:id="id3" draw:id="id3" draw:layer="layout" svg:width="0.3cm" svg:height="0.3cm" svg:x="8.6cm" svg:y="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1.5cm" svg:height="0.7cm" svg:x="8cm" svg:y="3.6cm">
          <text:p text:style-name="P1">充電回路</text:p>
          <draw:enhanced-geometry svg:viewBox="0 0 21600 21600" draw:mirror-vertical="false" draw:type="rectangle" draw:enhanced-path="M 0 0 L 21600 0 21600 21600 0 21600 0 0 Z N"/>
        </draw:custom-shape>
        <draw:connector draw:style-name="gr3" draw:text-style-name="P3" draw:layer="layout" svg:x1="8.9cm" svg:y1="2.75cm" svg:x2="10.8cm" svg:y2="2.75cm" draw:start-shape="id3" draw:start-glue-point="10" draw:end-shape="id7" draw:end-glue-point="6" svg:d="m8900 2750h1900">
          <text:p/>
        </draw:connector>
        <draw:custom-shape draw:style-name="gr4" draw:text-style-name="P4" xml:id="id7" draw:id="id7" draw:layer="layout" svg:width="0.3cm" svg:height="0.3cm" svg:x="10.8cm" svg:y="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2.4cm" svg:height="0.7cm" svg:x="16.2cm" svg:y="2.4cm">
          <text:p text:style-name="P1">PIC24FJ64GB00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xml:id="id6" draw:id="id6" draw:layer="layout" svg:width="1.9cm" svg:height="0.7cm" svg:x="5.6cm" svg:y="6.7cm">
          <text:p text:style-name="P1">Powerkiss Qi</text:p>
          <text:p text:style-name="P1">MicroUSB Ring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1.5cm" svg:height="0.7cm" svg:x="13.7cm" svg:y="2.4cm">
          <text:p text:style-name="P1">レギュレータ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5cm" svg:height="0.7cm" svg:x="10.2cm" svg:y="3.6cm">
          <text:p text:style-name="P1">DC-DC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0.95cm" svg:y1="3.6cm" svg:x2="10.95cm" svg:y2="2.9cm" draw:start-shape="id8" draw:start-glue-point="0" draw:end-shape="id7" draw:end-glue-point="8" svg:d="m10950 3600v-700">
          <text:p/>
        </draw:connector>
        <draw:connector draw:style-name="gr3" draw:text-style-name="P3" draw:layer="layout" svg:x1="12.6cm" svg:y1="2.75cm" svg:x2="13.7cm" svg:y2="2.75cm" draw:start-shape="id9" draw:start-glue-point="10" draw:end-shape="id10" draw:end-glue-point="3" svg:d="m12600 2750h1100">
          <text:p/>
        </draw:connector>
        <draw:connector draw:style-name="gr3" draw:text-style-name="P5" draw:layer="layout" svg:x1="15.2cm" svg:y1="2.75cm" svg:x2="16.2cm" svg:y2="2.75cm" draw:start-shape="id10" draw:start-glue-point="1" draw:end-shape="id11" draw:end-glue-point="3" svg:d="m15200 2750h1000">
          <text:p text:style-name="P5"><text:span text:style-name="T1"/></text:p>
          <text:p text:style-name="P5"><text:span text:style-name="T1">3.3V</text:span></text:p>
        </draw:connector>
        <draw:custom-shape draw:style-name="gr1" draw:text-style-name="P1" xml:id="id12" draw:id="id12" draw:layer="layout" svg:width="4cm" svg:height="0.7cm" svg:x="15.4cm" svg:y="0.8cm">
          <text:p text:style-name="P1">HHK キーマトリクスコネクタ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draw:line-skew="-1.139cm" svg:x1="12.6cm" svg:y1="2.75cm" svg:x2="15.4cm" svg:y2="1.15cm" draw:start-shape="id9" draw:start-glue-point="10" draw:end-shape="id12" draw:end-glue-point="3" svg:d="m12600 2750h250v-1600h2550">
          <text:p/>
        </draw:connector>
        <draw:connector draw:style-name="gr6" draw:text-style-name="P6" draw:layer="layout" svg:x1="17.4cm" svg:y1="1.5cm" svg:x2="17.4cm" svg:y2="2.4cm" draw:start-shape="id12" draw:start-glue-point="2" draw:end-shape="id11" svg:d="m17400 1500v900">
          <text:p text:style-name="P6">キースキャン</text:p>
        </draw:connector>
        <draw:connector draw:style-name="gr3" draw:text-style-name="P5" draw:layer="layout" svg:x1="10.95cm" svg:y1="5.6cm" svg:x2="10.95cm" svg:y2="4.3cm" draw:start-shape="id13" draw:start-glue-point="0" draw:end-shape="id8" draw:end-glue-point="2" svg:d="m10950 5600v-1300">
          <text:p text:style-name="P5"><text:span text:style-name="T1"><text:s text:c="5"/></text:span><text:span text:style-name="T1">3V</text:span></text:p>
        </draw:connector>
        <draw:custom-shape draw:style-name="gr1" draw:text-style-name="P1" xml:id="id14" draw:id="id14" draw:layer="layout" svg:width="1.5cm" svg:height="0.7cm" svg:x="15.6cm" svg:y="4.4cm">
          <text:p text:style-name="P1">USB<text:line-break/>メス</text:p>
          <draw:enhanced-geometry svg:viewBox="0 0 21600 21600" draw:mirror-vertical="false" draw:type="rectangle" draw:enhanced-path="M 0 0 L 21600 0 21600 21600 0 21600 0 0 Z N"/>
        </draw:custom-shape>
        <draw:connector draw:style-name="gr6" draw:text-style-name="P6" draw:layer="layout" svg:x1="16.35cm" svg:y1="4.4cm" svg:x2="17.4cm" svg:y2="3.1cm" draw:start-shape="id14" draw:start-glue-point="0" draw:end-shape="id11" draw:end-glue-point="2" svg:d="m16350 4400v-650h1050v-650">
          <text:p text:style-name="P6"/>
          <text:p text:style-name="P6">USB</text:p>
        </draw:connector>
        <draw:custom-shape draw:style-name="gr5" draw:text-style-name="P1" xml:id="id15" draw:id="id15" draw:layer="layout" svg:width="1.5cm" svg:height="0.7cm" svg:x="18.3cm" svg:y="4.4cm">
          <text:p text:style-name="P1">Bluetooth<text:line-break/>Dongle</text:p>
          <draw:enhanced-geometry svg:viewBox="0 0 21600 21600" draw:mirror-vertical="false" draw:type="rectangle" draw:enhanced-path="M 0 0 L 21600 0 21600 21600 0 21600 0 0 Z N"/>
        </draw:custom-shape>
        <draw:connector draw:style-name="gr6" draw:text-style-name="P6" draw:layer="layout" svg:x1="18.3cm" svg:y1="4.75cm" svg:x2="17.1cm" svg:y2="4.75cm" draw:start-shape="id15" draw:start-glue-point="3" draw:end-shape="id14" draw:end-glue-point="1" svg:d="m18300 4750h-1200">
          <text:p text:style-name="P6"/>
          <text:p text:style-name="P6">USB</text:p>
        </draw:connector>
        <draw:custom-shape draw:style-name="gr4" draw:text-style-name="P4" xml:id="id9" draw:id="id9" draw:layer="layout" svg:width="0.3cm" svg:height="0.3cm" svg:x="12.3cm" svg:y="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svg:x1="11.1cm" svg:y1="2.75cm" svg:x2="12.3cm" svg:y2="2.75cm" draw:start-shape="id7" draw:start-glue-point="10" draw:end-shape="id9" draw:end-glue-point="6" svg:d="m11100 2750h1200">
          <text:p/>
        </draw:connector>
        <draw:connector draw:style-name="gr3" draw:text-style-name="P5" draw:layer="layout" svg:x1="8.75cm" svg:y1="4.3cm" svg:x2="10cm" svg:y2="5.95cm" draw:start-shape="id5" draw:start-glue-point="2" draw:end-shape="id13" draw:end-glue-point="3" svg:d="m8750 4300v1650h1250">
          <text:p text:style-name="P5"><text:span text:style-name="T1"/></text:p>
          <text:p text:style-name="P5"><text:span text:style-name="T1">3.3V</text:span></text:p>
        </draw:connector>
        <draw:frame draw:style-name="gr7" draw:layer="layout" svg:width="1.844cm" svg:height="0.962cm" svg:x="19.6cm" svg:y="6.6cm">
          <draw:text-box>
            <text:p>HHK</text:p>
          </draw:text-box>
        </draw:frame>
        <draw:custom-shape draw:style-name="gr1" draw:text-style-name="P1" draw:layer="layout" svg:width="1.5cm" svg:height="0.7cm" svg:x="14.2cm" svg:y="8.3cm">
          <text:p text:style-name="P1">モジュール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1" draw:layer="layout" svg:width="1.5cm" svg:height="0.7cm" svg:x="16.108cm" svg:y="8.3cm">
          <text:p text:style-name="P1">モジュール</text:p>
          <text:p text:style-name="P1">(完成品)</text:p>
          <draw:enhanced-geometry svg:viewBox="0 0 21600 21600" draw:mirror-vertical="false" draw:type="rectangle" draw:enhanced-path="M 0 0 L 21600 0 21600 21600 0 21600 0 0 Z N"/>
        </draw:custom-shape>
        <draw:connector draw:style-name="gr3" draw:text-style-name="P6" draw:layer="layout" svg:x1="18.017cm" svg:y1="8.65cm" svg:x2="19.217cm" svg:y2="8.65cm" svg:d="m18017 8650h1200">
          <text:p text:style-name="P6"><text:span text:style-name="T2"/></text:p>
          <text:p text:style-name="P6"><text:span text:style-name="T2"/></text:p>
          <text:p text:style-name="P6"><text:span text:style-name="T2">電源</text:span></text:p>
          <text:p text:style-name="P6"><text:span text:style-name="T2">記述無い場合は</text:span><text:span text:style-name="T2">5V</text:span></text:p>
        </draw:connector>
        <draw:connector draw:style-name="gr6" draw:text-style-name="P6" draw:layer="layout" svg:x1="20.968cm" svg:y1="8.647cm" svg:x2="19.6cm" svg:y2="8.653cm" svg:d="m20968 8647h-684v6h-684">
          <text:p text:style-name="P6"/>
          <text:p text:style-name="P6">信号線</text:p>
        </draw:connector>
        <draw:custom-shape draw:style-name="gr8" draw:text-style-name="P4" draw:layer="layout" svg:width="7.4cm" svg:height="1.5cm" svg:x="14cm" svg:y="8.1cm">
          <text:p/>
          <draw:enhanced-geometry svg:viewBox="0 0 21600 21600" draw:path-stretchpoint-x="10800" draw:path-stretchpoint-y="10800" draw:text-areas="?f3 ?f4 ?f5 ?f6" draw:type="round-rectangle" draw:modifiers="1005.799171546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.6cm" svg:height="0.564cm" svg:x="16.8cm" svg:y="9.136cm">
          <draw:text-box>
            <text:p text:style-name="P7"><text:span text:style-name="T3">Legend</text:span></text:p>
          </draw:text-box>
        </draw:frame>
        <draw:custom-shape draw:style-name="gr1" draw:text-style-name="P1" xml:id="id16" draw:id="id16" draw:layer="layout" svg:width="3.1cm" svg:height="0.7cm" svg:x="5cm" svg:y="8.5cm">
          <text:p text:style-name="P1">ChargePad</text:p>
          <draw:enhanced-geometry svg:viewBox="0 0 21600 21600" draw:mirror-vertical="false" draw:type="rectangle" draw:enhanced-path="M 0 0 L 21600 0 21600 21600 0 21600 0 0 Z N"/>
        </draw:custom-shape>
        <draw:connector draw:style-name="gr10" draw:text-style-name="P6" draw:layer="layout" svg:x1="6.55cm" svg:y1="8.5cm" svg:x2="6.55cm" svg:y2="7.4cm" draw:start-shape="id16" draw:start-glue-point="0" draw:end-shape="id6" draw:end-glue-point="2" svg:d="m6550 8500v-1100">
          <text:p text:style-name="P6"><text:span text:style-name="T2"/></text:p>
          <text:p text:style-name="P6"><text:span text:style-name="T2">無線給電</text:span></text:p>
        </draw:connector>
        <draw:polygon draw:style-name="gr11" draw:text-style-name="P4" draw:layer="layout" svg:width="16.699cm" svg:height="4.999cm" svg:x="3.9cm" svg:y="0.7cm" svg:viewBox="0 0 16700 5000" draw:points="0,2600 0,0 16700,0 16700,2200 16700,2600 16700,5000 9600,5000 9600,2600">
          <text:p/>
        </draw:polygon>
        <draw:custom-shape draw:style-name="gr11" draw:text-style-name="P4" draw:layer="layout" svg:width="2.1cm" svg:height="3.9cm" svg:x="9.9cm" svg:y="3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9cm" svg:height="3.9cm" svg:x="7.8cm" svg:y="3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cm" svg:height="4cm" svg:x="4.6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6cm" svg:height="7.1cm" svg:x="3.8cm" svg:y="0.3cm">
          <text:p/>
          <draw:enhanced-geometry svg:viewBox="0 0 21600 21600" draw:path-stretchpoint-x="10800" draw:path-stretchpoint-y="10800" draw:text-areas="?f3 ?f4 ?f5 ?f6" draw:type="round-rectangle" draw:modifiers="703.442365376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5.731cm" svg:height="0.602cm" svg:x="4.2cm" svg:y="0.7cm">
          <draw:text-box>
            <text:p text:style-name="P8"><text:span text:style-name="T4">Phase1 </text:span><text:span text:style-name="T4">プロトタイプ</text:span><text:span text:style-name="T4">/</text:span><text:span text:style-name="T4">有線駆動</text:span></text:p>
          </draw:text-box>
        </draw:frame>
        <draw:frame draw:style-name="gr7" draw:text-style-name="P8" draw:layer="layout" svg:width="1.916cm" svg:height="0.953cm" svg:x="9.884cm" svg:y="6.447cm">
          <draw:text-box>
            <text:p text:style-name="P8"><text:span text:style-name="T4">Phase2</text:span></text:p>
            <text:p text:style-name="P8"><text:span text:style-name="T4">電池駆動</text:span></text:p>
          </draw:text-box>
        </draw:frame>
        <draw:frame draw:style-name="gr7" draw:text-style-name="P8" draw:layer="layout" svg:width="1.916cm" svg:height="0.953cm" svg:x="7.7cm" svg:y="6.4cm">
          <draw:text-box>
            <text:p text:style-name="P8"><text:span text:style-name="T4">Phase3</text:span></text:p>
            <text:p text:style-name="P8"><text:span text:style-name="T4">充電対応</text:span></text:p>
          </draw:text-box>
        </draw:frame>
        <draw:frame draw:style-name="gr7" draw:text-style-name="P8" draw:layer="layout" svg:width="2.267cm" svg:height="0.953cm" svg:x="4.433cm" svg:y="3.4cm">
          <draw:text-box>
            <text:p text:style-name="P8"><text:span text:style-name="T5">Phase4</text:span></text:p>
            <text:p text:style-name="P8"><text:span text:style-name="T4">無接触充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8T08:55:11</meta:creation-date>
    <dc:date>2013-08-29T10:50:00</dc:date>
    <meta:editing-duration>PT3H25M48S</meta:editing-duration>
    <meta:editing-cycles>28</meta:editing-cycles>
    <meta:generator>LibreOffice/3.6$MacOSX_x86 LibreOffice_project/932b512-69e3009-7a10e5c-fc86223-a55908</meta:generator>
    <meta:document-statistic meta:object-count="49"/>
  </office:meta>
</office:document-meta>
</file>